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officeooo:rsid="000e3d50" officeooo:paragraph-rsid="0013a377" fo:background-color="#ffffff" style:font-size-asian="12pt" style:font-size-complex="12pt"/>
    </style:style>
    <style:style style:name="P2" style:family="paragraph" style:parent-style-name="Preformatted_20_Text">
      <style:text-properties style:font-name="Liberation Serif" fo:font-size="12pt" fo:font-weight="bold" officeooo:rsid="000cde3d" officeooo:paragraph-rsid="0013a377" fo:background-color="#ffffff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Serif" fo:font-size="12pt" officeooo:paragraph-rsid="0013a377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141c38" officeooo:paragraph-rsid="0013a377" fo:background-color="#ffffff" style:font-size-asian="12pt" style:font-size-complex="12pt"/>
    </style:style>
    <style:style style:name="P5" style:family="paragraph" style:parent-style-name="Preformatted_20_Text">
      <style:text-properties style:font-name="Liberation Serif" fo:font-size="13pt" officeooo:rsid="00141c38" officeooo:paragraph-rsid="0013a377" fo:background-color="#ffffff" style:font-size-asian="13pt" style:font-size-complex="13pt"/>
    </style:style>
    <style:style style:name="P6" style:family="paragraph" style:parent-style-name="Preformatted_20_Text">
      <style:text-properties officeooo:paragraph-rsid="0013a377"/>
    </style:style>
    <style:style style:name="P7" style:family="paragraph" style:parent-style-name="Preformatted_20_Text">
      <style:paragraph-properties fo:margin-top="0cm" fo:margin-bottom="0.499cm" loext:contextual-spacing="false" fo:line-height="100%"/>
      <style:text-properties style:font-name="Liberation Serif" fo:font-size="13pt" officeooo:paragraph-rsid="0013a377" style:font-size-asian="13pt" style:font-size-complex="13pt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13a377" style:font-size-asian="12pt" style:font-size-complex="12pt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00dabdb" officeooo:paragraph-rsid="0013a377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3a377"/>
    </style:style>
    <style:style style:name="P11" style:family="paragraph" style:parent-style-name="Preformatted_20_Text">
      <style:text-properties style:font-name="Liberation Serif" fo:font-size="13pt" officeooo:rsid="000bf0f7" officeooo:paragraph-rsid="0013a377" style:font-size-asian="13pt" style:font-size-complex="13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00e3d50" officeooo:paragraph-rsid="0013a377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normal" officeooo:rsid="000e3d50" officeooo:paragraph-rsid="0013a377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cm" fo:margin-bottom="0.499cm" loext:contextual-spacing="false"/>
      <style:text-properties fo:font-weight="bold" officeooo:paragraph-rsid="00197e97" style:font-weight-asian="bold" style:font-weight-complex="bold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eb4db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rsid="001eb4db" officeooo:paragraph-rsid="001eb4db"/>
    </style:style>
    <style:style style:name="P17" style:family="paragraph" style:parent-style-name="Heading_20_2">
      <style:text-properties style:font-name="Liberation Serif" fo:font-size="13pt" officeooo:rsid="00141c38" officeooo:paragraph-rsid="0013a377" fo:background-color="#ffffff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f0f7" style:font-weight-asian="bold" style:font-weight-complex="bold"/>
    </style:style>
    <style:style style:name="T3" style:family="text">
      <style:text-properties officeooo:rsid="000bf0f7"/>
    </style:style>
    <style:style style:name="T4" style:family="text">
      <style:text-properties style:font-name="Liberation Serif" fo:font-size="12pt" officeooo:rsid="00141c38" fo:background-color="#ffffff" loext:char-shading-value="0" style:font-size-asian="12pt" style:font-size-complex="12pt"/>
    </style:style>
    <style:style style:name="T5" style:family="text">
      <style:text-properties style:font-name="Liberation Serif" fo:font-size="12pt" fo:font-weight="bold" officeooo:rsid="000cde3d" fo:background-color="#ffffff" loext:char-shading-value="0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fo:font-weight="bold" officeooo:rsid="000dabdb" fo:background-color="#ffffff" loext:char-shading-value="0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0dabdb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0e3d50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normal" officeooo:rsid="000cde3d" fo:background-color="#ffffff" loext:char-shading-value="0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0dabdb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0e3d50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12063b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138685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13a377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162160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17b4cd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197e97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1b4885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1bae78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1cbcd6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1eb4db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officeooo:rsid="000dabdb" style:font-size-asian="12pt" style:font-size-complex="12pt"/>
    </style:style>
    <style:style style:name="T24" style:family="text">
      <style:text-properties style:font-name="Liberation Serif" fo:font-size="14pt" officeooo:rsid="00141c38" fo:background-color="#ffffff" loext:char-shading-value="0" style:font-size-asian="14pt" style:font-size-complex="14pt"/>
    </style:style>
    <style:style style:name="T25" style:family="text">
      <style:text-properties style:font-name="Liberation Serif" fo:font-size="14pt" fo:font-weight="bold" officeooo:rsid="00141c38" fo:background-color="#ffffff" loext:char-shading-value="0" style:font-size-asian="14pt" style:font-weight-asian="bold" style:font-size-complex="14pt" style:font-weight-complex="bold"/>
    </style:style>
    <style:style style:name="T26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27" style:family="text">
      <style:text-properties style:font-name="Liberation Serif" fo:font-size="13pt" fo:font-weight="bold" officeooo:rsid="000bf0f7" style:font-size-asian="13pt" style:font-weight-asian="bold" style:font-size-complex="13pt" style:font-weight-complex="bold"/>
    </style:style>
    <style:style style:name="T28" style:family="text">
      <style:text-properties style:font-name="Liberation Serif" fo:font-size="13pt" style:font-size-asian="13pt" style:font-size-complex="13pt"/>
    </style:style>
    <style:style style:name="T29" style:family="text">
      <style:text-properties style:font-name="Liberation Serif" fo:font-size="13pt" officeooo:rsid="000bf0f7" style:font-size-asian="13pt" style:font-size-complex="13pt"/>
    </style:style>
    <style:style style:name="T30" style:family="text">
      <style:text-properties style:font-name="Liberation Serif" fo:font-size="13pt" fo:font-weight="normal" officeooo:rsid="000bf0f7" style:font-size-asian="13pt" style:font-weight-asian="normal" style:font-size-complex="13pt" style:font-weight-complex="normal"/>
    </style:style>
    <style:style style:name="T31" style:family="text">
      <style:text-properties style:font-name="Liberation Serif" fo:font-size="13pt" officeooo:rsid="00141c38" fo:background-color="#ffffff" loext:char-shading-value="0" style:font-size-asian="13pt" style:font-size-complex="13pt"/>
    </style:style>
    <style:style style:name="T32" style:family="text">
      <style:text-properties fo:font-weight="normal" officeooo:rsid="000e3d50" style:font-weight-asian="normal" style:font-weight-complex="normal"/>
    </style:style>
    <style:style style:name="T33" style:family="text">
      <style:text-properties officeooo:rsid="000e3d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Document the history of programming practices who lead to security issues and how to fix them</text:h>
      <text:p text:style-name="P1"><text:span text:style-name="T1">Source</text:span>: https://bugzilla.mozilla.org/show_bug.cgi?id=278418</text:p>
      <text:p text:style-name="P4">1. Find a bug with a review+ patch which landed. </text:p>
      <text:p text:style-name="P4"><text:s text:c="4"/><text:span text:style-name="T3">Bug :</text:span><text:span text:style-name="T2"> 278418</text:span></text:p>
      <text:p text:style-name="P6"><text:span text:style-name="T4"><text:s text:c="2"/></text:span><text:span text:style-name="T24"><text:s/></text:span><text:bookmark text:name="field-value-short_desc"/><text:span text:style-name="T25"><text:s/></text:span><text:span text:style-name="T26">location bar spoofing when downloading with "onunload"</text:span></text:p>
      <text:p text:style-name="P6"><text:span text:style-name="T28"><text:s/></text:span><text:span text:style-name="T26"><text:s text:c="3"/></text:span><text:span text:style-name="T27">Status: </text:span><text:span text:style-name="T30">Fixed</text:span></text:p>
      <text:p text:style-name="P5"><text:s text:c="3"/><text:span text:style-name="T1"><text:s/></text:span><text:span text:style-name="T2">Importance:</text:span><text:span text:style-name="T3"> Critical</text:span></text:p>
      <text:p text:style-name="P5"><text:s/><text:span text:style-name="T1"><text:s text:c="3"/></text:span><text:span text:style-name="T2">Component:</text:span><text:span text:style-name="T3"> Security</text:span></text:p>
      <text:p text:style-name="P6"><text:span text:style-name="T4"><text:s text:c="3"/></text:span><text:span text:style-name="T31"><text:s/></text:span><text:bookmark text:name="ct-0"/><text:span text:style-name="T26">User-Agent: <text:s/></text:span><text:span text:style-name="T28"><text:s text:c="5"/>Mozilla/5.0 (Macintosh; U; PPC Mac OS X Mach-O; en-US; rv:1.7.5) <text:s text:c="60"/></text:span><text:span text:style-name="T29"><text:s text:c="34"/></text:span></text:p>
      <text:p text:style-name="P11"><text:s text:c="31"/>Gecko/20041107 Firefox/1.0</text:p>
      <text:p text:style-name="P7"><text:span text:style-name="T1"><text:s text:c="3"/>Build Identifier: <text:s/></text:span><text:s text:c="2"/>Mozilla/5.0 (Macintosh; U; PPC Mac OS X Mach-O; en-US; <text:span text:style-name="T3">rv:1.8a6</text:span> <text:s text:c="8"/><text:span text:style-name="T3">G</text:span>ecko/20050105 Firefox/1.0+</text:p>
      <text:p text:style-name="P2">2.Figure out what the security issue was.</text:p>
      <text:p text:style-name="P6"><text:span text:style-name="T5"><text:s text:c="2"/></text:span><text:span text:style-name="T9"><text:s/></text:span><text:span text:style-name="T5"><text:s text:c="2"/></text:span><text:span text:style-name="T6">Problem statement </text:span><text:span text:style-name="T10"><text:s/>:</text:span></text:p>
      <text:p text:style-name="P6"><text:span text:style-name="T10"><text:tab/></text:span><text:span text:style-name="T9">In case of download,</text:span><text:bookmark text:name="ct-01"/><text:span text:style-name="T11">invoked with "onunload", download dialog appears, then browser's location bar change to URL of linked page.</text:span></text:p>
      <text:p text:style-name="P6"/>
      <text:p text:style-name="P3"><text:tab/>Users may look at location bar instead of URL in the dialog, confirm that it is</text:p>
      <text:p text:style-name="P8">reliable site, click OK, and download malicious file.</text:p>
      <text:p text:style-name="P9">Security Issue: <text:s text:c="10"/>*<text:span text:style-name="T32">The attacker can reproduce the site for hacking. <text:s text:c="56"/><text:tab/><text:tab/><text:tab/> *This may lead to downloading of malicious file . <text:s text:c="40"/><text:tab/><text:tab/> <text:s text:c="12"/>*Virus can be Injected.</text:span></text:p>
      <text:p text:style-name="P9"><text:span text:style-name="T33">3. Understand how it was fixed. </text:span><text:s/></text:p>
      <text:p text:style-name="P15"><text:span text:style-name="T7">*</text:span><text:span text:style-name="T17">Not all the time the user can look at the location for correctness.</text:span><text:span text:style-name="T12"> <text:s text:c="47"/>*</text:span><text:span text:style-name="T16">Here hightlighting the location bar will not help all the all users and we cant change them quickly. </text:span><text:bookmark text:name="ct-9"/><text:span text:style-name="T16">* </text:span><text:span text:style-name="T20">If </text:span><text:span text:style-name="T16">network.http.sendRefererHeader is set to "0,"</text:span><text:span text:style-name="T20">redirection </text:span><text:span text:style-name="T21">will</text:span><text:span text:style-name="T20"> be</text:span><text:span text:style-name="T16"> </text:span><text:span text:style-name="T20">prevented </text:span><text:span text:style-name="T21">an document.referrer can be set. </text:span></text:p>
      <text:p text:style-name="P16"><text:span text:style-name="T21">H</text:span><text:span text:style-name="T11">ence it can be fixed by,</text:span></text:p>
      <text:p text:style-name="P15"><text:span text:style-name="T17"><text:s/>*</text:span><text:span text:style-name="T15">F</text:span><text:span text:style-name="T12">ixed by </text:span><text:span text:style-name="T8">disallowing navigation during unload</text:span><text:span text:style-name="T12"> in bug 371360. <text:s text:c="76"/></text:span></text:p>
      <text:p text:style-name="P12">4. Is it a problem that could happen again in a different configuration? </text:p>
      <text:p text:style-name="P10"><text:bookmark text:name="ct-02"/><text:span text:style-name="T7">*</text:span><text:span text:style-name="T12"> </text:span><text:bookmark text:name="ct-111"/><text:span text:style-name="T12"><text:s/></text:span><text:span text:style-name="T19">Yes,</text:span><text:span text:style-name="T18">T</text:span><text:span text:style-name="T12">h</text:span><text:span text:style-name="T18">is may happen when HTTP 505 error occurs</text:span><text:span text:style-name="T12">. <text:s text:c="111"/><text:tab/><text:tab/> <text:s text:c="23"/></text:span></text:p>
      <text:p text:style-name="P12">5. If , document what a good practice to help developers understand and avoid hitting this issue in their code. </text:p>
      <text:p text:style-name="P14"><text:span text:style-name="T23">*</text:span><text:span text:style-name="T12"> </text:span><text:bookmark text:name="ct-113"/><text:span text:style-name="T13">In the download page, the timer can be disabled to prevent the time of spoofing.</text:span><text:span text:style-name="T12"> <text:s text:c="108"/>*</text:span><text:span text:style-name="T13">Adds can be disabled in the download page else adds in the horizontal side </text:span><text:span text:style-name="T14">and adds near <text:s text:c="6"/>download button can be disabled</text:span><text:span text:style-name="T12">. </text:span><text:span text:style-name="T14">Because novice may click that unknowingly.</text:span><text:span text:style-name="T12"> <text:s text:c="32"/></text:span><text:soft-page-break/><text:span text:style-name="T23">*</text:span><text:span text:style-name="T12"> </text:span><text:bookmark text:name="ct-1131"/><text:span text:style-name="T15">The location bar can be highlighted and font can be changed to indicate the problem</text:span><text:span text:style-name="T13">.</text:span><text:span text:style-name="T12"> <text:s text:c="13"/>*</text:span><text:span text:style-name="T18">T</text:span><text:span text:style-name="T12">hese changes shouldn't </text:span><text:span text:style-name="T18">lead to</text:span><text:span text:style-name="T12"> loading of a new document. <text:s text:c="17"/></text:span></text:p>
      <text:p text:style-name="P13"/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2:15:34.417827785</meta:creation-date>
    <dc:date>2017-03-25T22:33:00.781870848</dc:date>
    <meta:editing-duration>PT1H3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326" meta:character-count="2764" meta:non-whitespace-character-count="1713"/>
  </office:meta>
</office:document-meta>
</file>